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sv</text:p>
          </table:table-cell>
          <table:table-cell office:value-type="string">
            <text:p>Innehåll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sv</text:p>
          </table:table-cell>
          <table:table-cell office:value-type="string">
            <text:p>Innehåller ej</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sv</text:p>
          </table:table-cell>
          <table:table-cell office:value-type="string">
            <text:p>Börj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sv</text:p>
          </table:table-cell>
          <table:table-cell office:value-type="string">
            <text:p>Slut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sv</text:p>
          </table:table-cell>
          <table:table-cell office:value-type="string">
            <text:p>Innehåll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sv</text:p>
          </table:table-cell>
          <table:table-cell office:value-type="string">
            <text:p>Innehåller ej</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sv</text:p>
          </table:table-cell>
          <table:table-cell office:value-type="string">
            <text:p>Börj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sv</text:p>
          </table:table-cell>
          <table:table-cell office:value-type="string">
            <text:p>Slut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sv</text:p>
          </table:table-cell>
          <table:table-cell office:value-type="string">
            <text:p>Innehåll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sv</text:p>
          </table:table-cell>
          <table:table-cell office:value-type="string">
            <text:p>Innehåller ej</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sv</text:p>
          </table:table-cell>
          <table:table-cell office:value-type="string">
            <text:p>Börj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sv</text:p>
          </table:table-cell>
          <table:table-cell office:value-type="string">
            <text:p>Slutar me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sv</text:p>
          </table:table-cell>
          <table:table-cell office:value-type="string">
            <text:p>Infoga Ant~eckning</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sv</text:p>
          </table:table-cell>
          <table:table-cell office:value-type="string">
            <text:p>Aktivera ~naturlig sortering</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sv</text:p>
          </table:table-cell>
          <table:table-cell office:value-type="string">
            <text:p>Spara ~Grafik ...</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sv</text:p>
          </table:table-cell>
          <table:table-cell office:value-type="string">
            <text:p>\&lt;bookmark_value\&gt;sortering; alternativ för databasområden\&lt;/bookmark_value\&gt;\&lt;bookmark_value\&gt;sortering;Asiatiska språk\&lt;/bookmark_value\&gt;\&lt;bookmark_value\&gt;Asiatiska språk;sortering\&lt;/bookmark_value\&gt;\&lt;bookmark_value\&gt;Sorteringsregler för telefonbok\&lt;/bookmark_value\&gt;\&lt;bookmark_value\&gt;naturlig sorteringsalgorit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bookmark_value\&gt;phonebook sorting rules</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sv</text:p>
          </table:table-cell>
          <table:table-cell office:value-type="string">
            <text:p>bookmark_value\&gt;sorteringsregler för telefonbok</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sv</text:p>
          </table:table-cell>
          <table:table-cell office:value-type="string">
            <text:p><text:s/>\&lt;ahelp hid=\"SC:CHECKBOX:RID_SCPAGE_SORT_OPTIONS:BTN_NATURALSORT\"\&gt;Naturlig sortering är en sorteringsalgoritm som sorterar strängprefixnummer efter varje enskild siffras värde istället för det traditionella sättet att sortera dem.\&lt;/ahelp\&gt;Som exempel: Låt oss anta att du har en serie värden såsom A1, A2, A3, A4, A5, A6, ..., A19, A20, A21. Sätter du in dessa värden i en serie celler och kör sorteringen får du A1, A11, A12, A13, ..., A19, A2, A20, A21, A3, A4, A5, ..., A9. Medan denna sortering är vettig för de som förstår den bakomliggande sorteringsmekanismen kan den tyckas olämplig eller bisarr för andra.</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sv</text:p>
          </table:table-cell>
          <table:table-cell office:value-type="string">
            <text:p>Tillbehö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sv</text:p>
          </table:table-cell>
          <table:table-cell office:value-type="string">
            <text:p>Användbara %PRODUCTNAME-tillbehör inkluderande gallerier, mallar, provdokument, och teckensnit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sv</text:p>
          </table:table-cell>
          <table:table-cell office:value-type="string">
            <text:p>Gal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sv</text:p>
          </table:table-cell>
          <table:table-cell office:value-type="string">
            <text:p>%PRODUCTNAME-galleriet innehåller fler än 2900 element i olika kategorie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sv</text:p>
          </table:table-cell>
          <table:table-cell office:value-type="string">
            <text:p>Malla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sv</text:p>
          </table:table-cell>
          <table:table-cell office:value-type="string">
            <text:p>Skapa perfekta dokument på några sekunder med dokumentmalla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sv</text:p>
          </table:table-cell>
          <table:table-cell office:value-type="string">
            <text:p>Provdoku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sv</text:p>
          </table:table-cell>
          <table:table-cell office:value-type="string">
            <text:p>Provdokument är bra att lära av.</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sv</text:p>
          </table:table-cell>
          <table:table-cell office:value-type="string">
            <text:p>Dokumentatio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sv</text:p>
          </table:table-cell>
          <table:table-cell office:value-type="string">
            <text:p>%PRODUCTNAME-dokumentatio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sv</text:p>
          </table:table-cell>
          <table:table-cell office:value-type="string">
            <text:p>Ann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text:s/>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sv</text:p>
          </table:table-cell>
          <table:table-cell office:value-type="string">
            <text:p>Annonsmaterial för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sv</text:p>
          </table:table-cell>
          <table:table-cell office:value-type="string">
            <text:p>Teckensnit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sv</text:p>
          </table:table-cell>
          <table:table-cell office:value-type="string">
            <text:p>Ytterligare teckensnitt för %PRODUCTNAME och andra program.</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sv</text:p>
          </table:table-cell>
          <table:table-cell office:value-type="string">
            <text:p>SVG-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sv</text:p>
          </table:table-cell>
          <table:table-cell office:value-type="string">
            <text:p>Stöd för SVG-import</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Bruksanvisning</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sv</text:p>
          </table:table-cell>
          <table:table-cell office:value-type="string">
            <text:p>Bygge i samarbete med gemenskapen framtaget av OxygenOffice-laget. För tillkännagivelser, se: <text:a xlink:href="http://www.openoffice.org/welcome/credits.html">http://www.openoffice.org/welcome/credits.html</text:a></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sv</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sv</text:p>
          </table:table-cell>
          <table:table-cell office:value-type="string">
            <text:p>Optimalizáló 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sv</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sv</text:p>
          </table:table-cell>
          <table:table-cell office:value-type="string">
            <text:p>Eredmén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sv</text:p>
          </table:table-cell>
          <table:table-cell office:value-type="string">
            <text:p>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sv</text:p>
          </table:table-cell>
          <table:table-cell office:value-type="string">
            <text:p>Max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sv</text:p>
          </table:table-cell>
          <table:table-cell office:value-type="string">
            <text:p>Min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sv</text:p>
          </table:table-cell>
          <table:table-cell office:value-type="string">
            <text:p>Megváltoztatandó cellá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sv</text:p>
          </table:table-cell>
          <table:table-cell office:value-type="string">
            <text:p>Kényszerítő tényező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sv</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sv</text:p>
          </table:table-cell>
          <table:table-cell office:value-type="string">
            <text:p>Cellahivatkoz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sv</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sv</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sv</text:p>
          </table:table-cell>
          <table:table-cell office:value-type="string">
            <text:p>Még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sv</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sv</text:p>
          </table:table-cell>
          <table:table-cell office:value-type="string">
            <text:p>Hozzáa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sv</text:p>
          </table:table-cell>
          <table:table-cell office:value-type="string">
            <text:p>Módosí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sv</text:p>
          </table:table-cell>
          <table:table-cell office:value-type="string">
            <text:p>Törl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sv</text:p>
          </table:table-cell>
          <table:table-cell office:value-type="string">
            <text:p>Megol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sv</text:p>
          </table:table-cell>
          <table:table-cell office:value-type="string">
            <text:p>Alapállapo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sv</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sv</text:p>
          </table:table-cell>
          <table:table-cell office:value-type="string">
            <text:p>Ment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sv</text:p>
          </table:table-cell>
          <table:table-cell office:value-type="string">
            <text:p>Megnyi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sv</text:p>
          </table:table-cell>
          <table:table-cell office:value-type="string">
            <text:p>Bezár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sv</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sv</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sv</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sv</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sv</text:p>
          </table:table-cell>
          <table:table-cell office:value-type="string">
            <text:p>Általános kivételi hib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sv</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sv</text:p>
          </table:table-cell>
          <table:table-cell office:value-type="string">
            <text:p>Nincsen megadva 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sv</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sv</text:p>
          </table:table-cell>
          <table:table-cell office:value-type="string">
            <text:p>Lineáris modell alkalmazás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sv</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sv</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sv</text:p>
          </table:table-cell>
          <table:table-cell office:value-type="string">
            <text:p>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sv</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6">2008.03.16</text:date>, <text:time>08:23:03</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4:52</meta:creation-date>
    <dc:creator>AgentK</dc:creator>
    <dc:date>2008-03-16T08:23:03</dc:date>
    <meta:editing-cycles>5</meta:editing-cycles>
    <meta:editing-duration>PT1H22M10S</meta:editing-duration>
    <meta:user-defined meta:name="Info 1"/>
    <meta:user-defined meta:name="Info 2"/>
    <meta:user-defined meta:name="Info 3"/>
    <meta:user-defined meta:name="Info 4"/>
    <meta:document-statistic meta:table-count="1" meta:cell-count="1636"/>
  </office:meta>
</office:document-meta>
</file>